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f2df0" officeooo:paragraph-rsid="001f2df0"/>
    </style:style>
    <style:style style:name="P3" style:family="paragraph" style:parent-style-name="Table_20_Contents">
      <style:text-properties officeooo:rsid="000bf614" officeooo:paragraph-rsid="000bf614"/>
    </style:style>
    <style:style style:name="P4" style:family="paragraph" style:parent-style-name="Table_20_Contents">
      <style:text-properties officeooo:rsid="000ba968" officeooo:paragraph-rsid="000ba968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Caption">
      <style:text-properties officeooo:rsid="000bf614" officeooo:paragraph-rsid="000bf614"/>
    </style:style>
    <style:style style:name="P7" style:family="paragraph" style:parent-style-name="Table_20_Contents" style:list-style-name="L1"/>
    <style:style style:name="P8" style:family="paragraph" style:parent-style-name="Azione_20_attore">
      <style:text-properties officeooo:rsid="001f2df0" officeooo:paragraph-rsid="001f2df0"/>
    </style:style>
    <style:style style:name="P9" style:family="paragraph" style:parent-style-name="Azione_20_sistema">
      <style:text-properties officeooo:rsid="001f2df0" officeooo:paragraph-rsid="001f2df0"/>
    </style:style>
    <style:style style:name="T1" style:family="text">
      <style:text-properties officeooo:rsid="000ba968"/>
    </style:style>
    <style:style style:name="T2" style:family="text">
      <style:text-properties officeooo:rsid="0019dbc7"/>
    </style:style>
    <style:style style:name="T3" style:family="text">
      <style:text-properties officeooo:rsid="0012dfa4"/>
    </style:style>
    <style:style style:name="T4" style:family="text">
      <style:text-properties officeooo:rsid="001e1213"/>
    </style:style>
    <style:style style:name="T5" style:family="text">
      <style:text-properties officeooo:rsid="0022e8a9"/>
    </style:style>
    <style:style style:name="T6" style:family="text">
      <style:text-properties officeooo:rsid="000cd74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592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Delegato Tirocinante visualizza pianificazione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">Delegato</text:span> Tirocinant<text:span text:style-name="T6">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1">Delegato</text:span><text:span text:style-name="T2"> </text:span><text:span text:style-name="T3">Tirocinant</text:span><text:span text:style-name="T6">i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95911" text:style-name="Numerazione_20_UC">
              <text:list-item text:start-value="1">
                <text:p text:style-name="P8"><text:span text:style-name="T1">Il Delegato</text:span> Tirocinante accede alla sua pagina personale.</text:p>
              </text:list-item>
              <text:list-item>
                <text:p text:style-name="P9">Il sistema risponde mostrando un <text:span text:style-name="T6">campo di ricerca</text:span> (<text:span text:style-name="T8">include</text:span> <text:span text:style-name="T7">Ricerca</text:span>)</text:p>
              </text:list-item>
              <text:list-item>
                <text:p text:style-name="P8"><text:span text:style-name="T1">Il Delegato</text:span> Tirocinante inserisce <text:span text:style-name="T6">la</text:span> matricola <text:span text:style-name="T6">del tirocinante o il cognome </text:span>e <text:span text:style-name="T6">sottomette</text:span></text:p>
              </text:list-item>
              <text:list-item>
                <text:p text:style-name="P9">Il sistema visualizza l'elenco delle attività che sono state assegnate al tirocinant<text:span text:style-name="T6">e in un calendario </text:span><text:span text:style-name="T8">con i relativi campi (Data, ora inizio, ora fine, descrizione)</text:span></text:p>
                <text:p text:style-name="P8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Il sistema mostra</text:span><text:span text:style-name="T5"> </text:span><text:span text:style-name="T6">la pianificazione delle attività del tirocinante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187605" text:style-name="L1">
              <text:list-item>
                <text:p text:style-name="P7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/>
          </table:table-cell>
        </table:table-row>
      </table:table>
      <text:p text:style-name="P6">UC_M_42_Delegato Tirocinant<text:span text:style-name="T6">i </text:span>visualizza pianificazione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7:24:03.48</meta:creation-date>
    <meta:editing-duration>PT15S</meta:editing-duration>
    <meta:editing-cycles>5</meta:editing-cycles>
    <meta:generator>LibreOffice/3.6$Windows_x86 LibreOffice_project/da8c1e6-fd468f4-454e206-f42a4a9-143cfd</meta:generator>
    <dc:date>2012-11-23T20:07:29.32</dc:date>
    <dc:creator>Mariella </dc:creator>
    <meta:document-statistic meta:table-count="1" meta:image-count="0" meta:object-count="0" meta:page-count="1" meta:paragraph-count="20" meta:word-count="128" meta:character-count="930" meta:non-whitespace-character-count="827"/>
  </office:meta>
</office:document-meta>
</file>